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58cm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37cm" svg:height="0.436cm" svg:x="6.163cm" svg:y="1.575cm" svg:viewBox="0 0 1371 437" svg:d="m0 219h404zm563 0h404zm-963 218v-437l423 219zm-423 218zm423-437zm61 160c34 0 61 27 61 61s-27 61-61 61-61-27-61-61 27-61 61-61zm-61 0zm123 123z">
          <text:p/>
        </draw:path>
        <draw:frame draw:style-name="gr2" draw:text-style-name="P2" draw:layer="layout" svg:width="0.735cm" svg:height="0.645cm" svg:x="5.957cm" svg:y="1.263cm">
          <draw:text-box>
            <text:p><text:span text:style-name="T1">X</text:span></text:p>
          </draw:text-box>
        </draw:frame>
        <draw:frame draw:style-name="gr3" draw:layer="layout" svg:width="0.821cm" svg:height="0.796cm" svg:x="2.808cm" svg:y="2.5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342cm" svg:height="0.646cm" svg:x="2.672cm" svg:y="1.936cm">
          <draw:text-box>
            <text:p><text:span text:style-name="T1">X <text:s/>Z</text:span></text:p>
          </draw:text-box>
        </draw:frame>
        <draw:frame draw:style-name="gr3" xml:id="id2" draw:id="id2" draw:layer="layout" svg:width="1.258cm" svg:height="0.47cm" svg:x="7.036cm" svg:y="1.307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3.349cm" svg:y="-2.34cm"/>
          <draw:glue-point draw:id="5" svg:x="2.289cm" svg:y="-5cm"/>
        </draw:frame>
        <draw:frame draw:style-name="gr5" draw:text-style-name="P3" xml:id="id1" draw:id="id1" draw:layer="layout" svg:width="4.507cm" svg:height="1.353cm" svg:x="0.576cm" svg:y="0.386cm">
          <draw:text-box>
            <text:p><text:span text:style-name="T2">نفی کے عمل کو علامت کے اوپر</text:span><text:span text:style-name="T2"> </text:span></text:p>
            <text:p><text:span text:style-name="T2">افقی لکیر سے ظاہر کیا جاتا ہے</text:span><text:span text:style-name="T2"> </text:span></text:p>
          </draw:text-box>
          <draw:glue-point draw:id="4" svg:x="4.288cm" svg:y="-2.365cm"/>
        </draw:frame>
        <draw:connector draw:style-name="gr6" draw:text-style-name="P4" draw:layer="layout" draw:type="curve" svg:x1="5.083cm" svg:y1="1.062cm" svg:x2="7.952cm" svg:y2="1.307cm" draw:start-shape="id1" draw:start-glue-point="1" draw:end-shape="id2" draw:end-glue-point="5" svg:d="m5083 1062c1465 0 1221-128 1572-254s1297-251 1297 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8:30:46</dc:date>
    <dc:creator>kkk </dc:creator>
    <meta:editing-duration>PT5H32M3S</meta:editing-duration>
    <meta:editing-cycles>26</meta:editing-cycles>
    <meta:generator>LibreOffice/3.3$Linux LibreOffice_project/330m19$Build-401</meta:generator>
    <meta:document-statistic meta:object-count="7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</mtable>
    </mrow>
    <annotation encoding="StarMath 5.0">stack{alignl 0 phantom{0} 1 #
alignl 1 phantom{0} 0}</annotation>
  </semantics>
</math>
</file>

<file path=Object 2/content.xml><?xml version="1.0" encoding="utf-8"?>
<math xmlns="http://www.w3.org/1998/Math/MathML">
  <semantics>
    <mrow>
      <mrow>
        <mi>Z</mi>
        <mo stretchy="false">=</mo>
        <mover accent="true">
          <mrow>
            <mi>X</mi>
          </mrow>
          <mo>¯</mo>
        </mover>
      </mrow>
    </mrow>
    <annotation encoding="StarMath 5.0">Z=overline{X}</annotation>
  </semantics>
</math>
</file>